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1444c1" officeooo:paragraph-rsid="001444c1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background-color="transparent" style:font-size-asian="12pt" style:font-size-complex="12pt"/>
    </style:style>
    <style:style style:name="P3" style:family="paragraph" style:parent-style-name="Standard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fo:font-weight="normal" officeooo:rsid="001444c1" officeooo:paragraph-rsid="001444c1" fo:background-color="transparent" style:font-size-asian="12pt" style:font-size-complex="12pt"/>
    </style:style>
    <style:style style:name="P4" style:family="paragraph" style:parent-style-name="Standard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fo:font-weight="bold" officeooo:rsid="001444c1" officeooo:paragraph-rsid="001444c1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6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8" style:family="paragraph" style:parent-style-name="Text_20_body" style:list-style-name="L1">
      <style:paragraph-properties fo:margin-top="0in" fo:margin-bottom="0.1083in" loext:contextual-spacing="false" fo:line-height="100%" fo:text-align="start" style:justify-single-word="false" fo:orphans="2" fo:widows="2" fo:padding="0in" fo:border="none" style:writing-mode="page"/>
    </style:style>
    <style:style style:name="P9" style:family="paragraph" style:parent-style-name="Text_20_body" style:list-style-name="L1">
      <style:paragraph-properties fo:margin-top="0in" fo:margin-bottom="0.1083in" loext:contextual-spacing="false" fo:line-height="100%" fo:text-align="start" style:justify-single-word="false" fo:orphans="2" fo:widows="2" fo:padding="0in" fo:border="none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444c1" officeooo:paragraph-rsid="001444c1" style:text-blinking="false" fo:background-color="transparent" style:font-size-asian="12pt" style:font-size-complex="12pt"/>
    </style:style>
    <style:style style:name="P11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1444c1" style:text-blinking="false" fo:background-color="transparent" style:font-size-asian="12pt" style:font-size-complex="12pt"/>
    </style:style>
    <style:style style:name="P12" style:family="paragraph" style:parent-style-name="Text_20_body" style:list-style-name="L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fo:padding="0in" fo:border="none" style:writing-mode="page"/>
    </style:style>
    <style:style style:name="P13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paragraph-rsid="0017c012" fo:background-color="transparent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bold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" style:family="text">
      <style:text-properties officeooo:rsid="0001249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WEB-DEV_1.16 <text:s text:c="2"/></text:span>INTRODUCTION TO HTML</text:p>
      <text:h text:style-name="P6" text:outline-level="1">Review</text:h>
      <text:p text:style-name="P7">Congratulations on completing the first lesson of HTML! <text:s/>You are well on your way to becoming a skilled web developer.</text:p>
      <text:p text:style-name="P5">Let's review what you've learned so far:</text:p>
      <text:list xml:id="list921907020" text:style-name="L1">
        <text:list-item>
          <text:p text:style-name="P8"><text:span text:style-name="Strong_20_Emphasis"><text:span text:style-name="T1">HTML</text:span></text:span><text:span text:style-name="T2"> stands for </text:span><text:span text:style-name="Strong_20_Emphasis"><text:span text:style-name="T1">H</text:span></text:span><text:span text:style-name="T2">yper</text:span><text:span text:style-name="Strong_20_Emphasis"><text:span text:style-name="T1">T</text:span></text:span><text:span text:style-name="T2">ext </text:span><text:span text:style-name="Strong_20_Emphasis"><text:span text:style-name="T1">M</text:span></text:span><text:span text:style-name="T2">arkup </text:span><text:span text:style-name="Strong_20_Emphasis"><text:span text:style-name="T1">L</text:span></text:span><text:span text:style-name="T2">anguage and is used to create the structure and content of a webpage.</text:span></text:p>
        </text:list-item>
        <text:list-item>
          <text:p text:style-name="P9">Most HTML elements contain opening and closing tags with raw text or other HTML tags between them.</text:p>
        </text:list-item>
        <text:list-item>
          <text:p text:style-name="P9">HTML elements can be nested inside other elements. The enclosed element is the child of the enclosing parent element.</text:p>
        </text:list-item>
        <text:list-item>
          <text:p text:style-name="P12"><text:span text:style-name="T2">Any visible content should be placed within the opening and closing </text:span><text:span text:style-name="Source_20_Text"><text:span text:style-name="T3">&lt;body&gt;</text:span></text:span><text:span text:style-name="T2"> tags .</text:span></text:p>
        </text:list-item>
        <text:list-item>
          <text:p text:style-name="P12"><text:span text:style-name="T2">Headings and sub-headings, </text:span><text:span text:style-name="Source_20_Text"><text:span text:style-name="T3">&lt;h1&gt;</text:span></text:span><text:span text:style-name="T2"> to </text:span><text:span text:style-name="Source_20_Text"><text:span text:style-name="T3">&lt;h6&gt;</text:span></text:span><text:span text:style-name="T2"> tags, are used to enlarge text.</text:span></text:p>
        </text:list-item>
        <text:list-item>
          <text:p text:style-name="P12"><text:span text:style-name="Source_20_Text"><text:span text:style-name="T3">&lt;p&gt;</text:span></text:span><text:span text:style-name="T2">, </text:span><text:span text:style-name="Source_20_Text"><text:span text:style-name="T3">&lt;span&gt;</text:span></text:span><text:span text:style-name="T2"> and </text:span><text:span text:style-name="Source_20_Text"><text:span text:style-name="T3">&lt;div&gt;</text:span></text:span><text:span text:style-name="T2"> tags specify text or blocks.</text:span></text:p>
        </text:list-item>
        <text:list-item>
          <text:p text:style-name="P12"><text:span text:style-name="T2">The </text:span><text:span text:style-name="Source_20_Text"><text:span text:style-name="T3">&lt;em&gt;</text:span></text:span><text:span text:style-name="T2"> and </text:span><text:span text:style-name="Source_20_Text"><text:span text:style-name="T3">&lt;strong&gt;</text:span></text:span><text:span text:style-name="T2"> tags are used to emphasize text.</text:span></text:p>
        </text:list-item>
        <text:list-item>
          <text:p text:style-name="P12"><text:span text:style-name="T2">Line breaks are created with the </text:span><text:span text:style-name="Source_20_Text"><text:span text:style-name="T3">&lt;br&gt;</text:span></text:span><text:span text:style-name="T2"> tag.</text:span></text:p>
        </text:list-item>
        <text:list-item>
          <text:p text:style-name="P12"><text:span text:style-name="T2">Ordered lists (</text:span><text:span text:style-name="Source_20_Text"><text:span text:style-name="T3">&lt;ol&gt;</text:span></text:span><text:span text:style-name="T2">) are numbered and unordered lists (</text:span><text:span text:style-name="Source_20_Text"><text:span text:style-name="T3">&lt;ul&gt;</text:span></text:span><text:span text:style-name="T2">) are bulleted.</text:span></text:p>
        </text:list-item>
        <text:list-item>
          <text:p text:style-name="P12"><text:span text:style-name="T2">Images (</text:span><text:span text:style-name="Source_20_Text"><text:span text:style-name="T3">&lt;img&gt;</text:span></text:span><text:span text:style-name="T2">) and videos (</text:span><text:span text:style-name="Source_20_Text"><text:span text:style-name="T3">&lt;video&gt;</text:span></text:span><text:span text:style-name="T2">) can be added by linking to an existing source.</text:span></text:p>
        </text:list-item>
      </text:list>
      <text:p text:style-name="P5">In the next lesson, we'll take the content that you've added to this website and transform it into an HTML document that's ready to go on the web!</text:p>
      <text:p text:style-name="P2"/>
      <text:p text:style-name="P1">Instructions</text:p>
      <text:p text:style-name="P3">We've left you with your final code. Feel free to play around and modify it using the new elements you've learned!</text:p>
      <text:p text:style-name="P3"/>
      <text:p text:style-name="P4">Questions</text:p>
      <text:list xml:id="list1380789155" text:style-name="L2">
        <text:list-item>
          <text:p text:style-name="P10">div and p elements seem to do the same thing, what are the differences between the two?</text:p>
        </text:list-item>
        <text:list-item>
          <text:p text:style-name="P11">Weren’t we creating HTML documents in lesson 1 of the “Learn HTML” course?</text:p>
        </text:list-item>
        <text:list-item>
          <text:p text:style-name="P11">Could I use a src attribute on a p tag to load in raw text?</text:p>
        </text:list-item>
      </text:list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16:54.314870187</meta:creation-date>
    <meta:generator>LibreOffice/6.0.5.2$Windows_X86_64 LibreOffice_project/54c8cbb85f300ac59db32fe8a675ff7683cd5a16</meta:generator>
    <dc:date>2018-08-11T11:32:56.010000000</dc:date>
    <meta:editing-duration>PT5M51S</meta:editing-duration>
    <meta:editing-cycles>4</meta:editing-cycles>
    <meta:document-statistic meta:table-count="0" meta:image-count="0" meta:object-count="0" meta:page-count="1" meta:paragraph-count="22" meta:word-count="273" meta:character-count="1500" meta:non-whitespace-character-count="1257"/>
  </office:meta>
</office:document-meta>
</file>